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style:font-size-asian="20pt" style:font-size-complex="20pt"/>
    </style:style>
    <style:style style:name="P2" style:family="paragraph" style:parent-style-name="Standard">
      <style:text-properties style:font-name="Arial" fo:font-size="20pt" officeooo:rsid="00037780" officeooo:paragraph-rsid="00037780" style:font-size-asian="20pt" style:font-size-complex="20pt"/>
    </style:style>
    <style:style style:name="P3" style:family="paragraph" style:parent-style-name="Standard">
      <style:text-properties style:font-name="Arial" fo:font-size="20pt" officeooo:rsid="000413b3" officeooo:paragraph-rsid="000413b3" style:font-size-asian="20pt" style:font-size-complex="20pt"/>
    </style:style>
    <style:style style:name="P4" style:family="paragraph" style:parent-style-name="Standard">
      <style:text-properties style:font-name="Arial" fo:font-size="20pt" officeooo:rsid="000413b3" officeooo:paragraph-rsid="000446e2" style:font-size-asian="20pt" style:font-size-complex="20pt"/>
    </style:style>
    <style:style style:name="P5" style:family="paragraph" style:parent-style-name="Standard">
      <style:text-properties style:font-name="Arial" fo:font-size="20pt" style:font-size-asian="20pt" style:font-size-complex="20pt"/>
    </style:style>
    <style:style style:name="P6" style:family="paragraph" style:parent-style-name="Standard">
      <style:text-properties style:font-name="Arial" fo:font-size="20pt" officeooo:rsid="00037780" officeooo:paragraph-rsid="00037780" style:font-size-asian="20pt" style:font-size-complex="20pt"/>
    </style:style>
    <style:style style:name="P7" style:family="paragraph" style:parent-style-name="Standard">
      <style:text-properties style:font-name="Arial" fo:font-size="20pt" officeooo:rsid="0005f870" officeooo:paragraph-rsid="0005f870" style:font-size-asian="20pt" style:font-size-complex="20pt"/>
    </style:style>
    <style:style style:name="P8" style:family="paragraph" style:parent-style-name="Standard">
      <style:text-properties style:font-name="Arial" fo:font-size="20pt" officeooo:rsid="0007ca74" officeooo:paragraph-rsid="0007ca74" style:font-size-asian="20pt" style:font-size-complex="20pt"/>
    </style:style>
    <style:style style:name="P9" style:family="paragraph" style:parent-style-name="Standard">
      <style:text-properties officeooo:rsid="0007ca74" officeooo:paragraph-rsid="0007ca74"/>
    </style:style>
    <style:style style:name="P10" style:family="paragraph" style:parent-style-name="Standard">
      <style:text-properties officeooo:paragraph-rsid="0007ca74"/>
    </style:style>
    <style:style style:name="T1" style:family="text">
      <style:text-properties officeooo:rsid="00037780"/>
    </style:style>
    <style:style style:name="T2" style:family="text">
      <style:text-properties officeooo:rsid="000413b3"/>
    </style:style>
    <style:style style:name="T3" style:family="text">
      <style:text-properties officeooo:rsid="000446e2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style:font-name="Arial" fo:font-size="20pt" officeooo:rsid="000413b3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MANUAL</text:p>
      <text:p text:style-name="P2"/>
      <text:p text:style-name="P2"/>
      <text:p text:style-name="P3">TALKBOX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Introduction/Featu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How to install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Diagram/Descrip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U</text:span>se cases </text:p>
      <text:p text:style-name="P1"/>
      <text:p text:style-name="P1"/>
      <text:p text:style-name="P3">The main purpose of the TalkBox Configurator App is for you to specify the behaviour of your TalkBox. The app’s user interface is through a computer.</text:p>
      <text:p text:style-name="P3"/>
      <text:p text:style-name="P3">Some of the behaviour you will be allowed to specify is:</text:p>
      <text:p text:style-name="P3">-the sound clip played on user’s touch <text:span text:style-name="T3">of a button</text:span></text:p>
      <text:p text:style-name="P4">-<text:span text:style-name="T3">the images next to the respective buttons</text:span></text:p>
      <text:p text:style-name="P4"/>
      <text:p text:style-name="P4"><text:span text:style-name="T3">To use the ConfiguratorApp, run the jar file.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5"/></text:p>
      <text:p text:style-name="P9"><text:soft-page-break/><text:span text:style-name="T5">T</text:span><text:span text:style-name="T4">roubleshoot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35:54.621129249</meta:creation-date>
    <dc:date>2019-02-23T20:47:10.842000000</dc:date>
    <meta:editing-duration>PT19M20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6" meta:paragraph-count="12" meta:word-count="73" meta:character-count="440" meta:non-whitespace-character-count="377"/>
  </office:meta>
</office:document-meta>
</file>